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_20__28_Rounded_29_" svg:stroke-width="0.035cm" draw:marker-start-width="0.252cm" draw:marker-end-width="0.252cm" svg:stroke-opacity="80%" svg:stroke-linecap="round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2" style:family="graphic" style:parent-style-name="objectwithoutfill">
      <style:graphic-properties draw:stroke="dash" draw:stroke-dash="Dot_20__28_Rounded_29_" svg:stroke-width="0.035cm" svg:stroke-color="#168253" draw:marker-start-width="0.252cm" draw:marker-end-width="0.252cm" svg:stroke-opacity="80%" svg:stroke-linecap="round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3" style:family="graphic" style:parent-style-name="objectwithoutfill">
      <style:graphic-properties svg:stroke-width="0.035cm" svg:stroke-color="#666666" draw:marker-start-width="0.252cm" draw:marker-end="Extrémités_20_de_20_flèche_20_2" draw:marker-end-width="0.15cm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6" style:family="graphic" style:parent-style-name="objectwithoutfill">
      <style:graphic-properties draw:stroke="dash" draw:stroke-dash="Long_20_Dash_20__28_Rounded_29_" svg:stroke-width="0.035cm" draw:marker-start-width="0.252cm" draw:marker-end-width="0.252cm" svg:stroke-opacity="50%" svg:stroke-linecap="round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7" style:family="graphic" style:parent-style-name="objectwithoutfill">
      <style:graphic-properties svg:stroke-width="0.035cm" svg:stroke-color="#069a2e" draw:marker-start-width="0.252cm" draw:marker-end-width="0.252cm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8" style:family="graphic" style:parent-style-name="objectwithoutfill">
      <style:graphic-properties draw:stroke="dash" draw:stroke-dash="Dash" svg:stroke-width="0.018cm" svg:stroke-color="#000000" draw:marker-start-width="0.227cm" draw:marker-end-width="0.227cm" svg:stroke-linecap="butt" draw:fill="none" draw:textarea-horizontal-align="center" draw:textarea-vertical-align="middle" fo:padding-top="0.009cm" fo:padding-bottom="0.009cm" fo:padding-left="0.009cm" fo:padding-right="0.009cm" loext:decorative="false"/>
    </style:style>
    <style:style style:name="gr9" style:family="graphic" style:parent-style-name="objectwithoutfill">
      <style:graphic-properties draw:stroke="dash" draw:stroke-dash="Dot_20__28_Rounded_29_" svg:stroke-width="0.035cm" svg:stroke-color="#069a2e" draw:marker-start-width="0.252cm" draw:marker-end-width="0.252cm" svg:stroke-opacity="80%" svg:stroke-linecap="round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10" style:family="graphic" style:parent-style-name="objectwithoutfill">
      <style:graphic-properties svg:stroke-width="0.035cm" svg:stroke-color="#77bc65" draw:marker-start-width="0.252cm" draw:marker-end-width="0.252cm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11" style:family="graphic" style:parent-style-name="objectwithoutfill">
      <style:graphic-properties svg:stroke-width="0.035cm" svg:stroke-color="#729fcf" draw:marker-start-width="0.252cm" draw:marker-end-width="0.252cm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12" style:family="graphic" style:parent-style-name="objectwithoutfill">
      <style:graphic-properties svg:stroke-width="0.035cm" svg:stroke-color="#3465a4" draw:marker-start-width="0.252cm" draw:marker-end-width="0.252cm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none" draw:fill="solid" draw:fill-color="#77bc65" draw:opacity="80%" draw:textarea-horizontal-align="justify" draw:textarea-vertical-align="middle" draw:auto-grow-height="false" fo:min-height="0cm" fo:min-width="0.6cm" loext:decorative="false"/>
    </style:style>
    <style:style style:name="gr14" style:family="graphic" style:parent-style-name="standard">
      <style:graphic-properties draw:stroke="none" draw:fill-color="#168253" draw:opacity="80%" draw:textarea-horizontal-align="justify" draw:textarea-vertical-align="middle" draw:auto-grow-height="false" fo:min-height="0cm" fo:min-width="1.4cm" loext:decorative="false"/>
    </style:style>
    <style:style style:name="gr15" style:family="graphic" style:parent-style-name="standard">
      <style:graphic-properties draw:stroke="none" draw:fill="solid" draw:fill-color="#729fcf" draw:opacity="80%" draw:textarea-horizontal-align="justify" draw:textarea-vertical-align="middle" draw:auto-grow-height="false" fo:min-height="0cm" fo:min-width="0.063cm" loext:decorative="false"/>
    </style:style>
    <style:style style:name="gr16" style:family="graphic" style:parent-style-name="standard">
      <style:graphic-properties draw:stroke="none" draw:fill-color="#3465a4" draw:opacity="80%" draw:textarea-horizontal-align="justify" draw:textarea-vertical-align="middle" draw:auto-grow-height="false" fo:min-height="0cm" fo:min-width="1.937cm" loext:decorative="false"/>
    </style:style>
    <style:style style:name="gr17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ash_20__28_Rounded_29_" svg:stroke-width="0.035cm" svg:stroke-color="#77bc65" draw:marker-start-width="0.252cm" draw:marker-end-width="0.252cm" svg:stroke-opacity="100%" svg:stroke-linecap="round" draw:fill="none" draw:opacity="100%" draw:textarea-horizontal-align="center" draw:textarea-vertical-align="middle" fo:padding-top="0.017cm" fo:padding-bottom="0.017cm" fo:padding-left="0.017cm" fo:padding-right="0.017cm" loext:decorative="false"/>
    </style:style>
    <style:style style:name="gr20" style:family="graphic" style:parent-style-name="objectwithoutfill">
      <style:graphic-properties draw:stroke="dash" draw:stroke-dash="Dash_20__28_Rounded_29_" svg:stroke-width="0.035cm" svg:stroke-color="#3faf46" draw:marker-start-width="0.252cm" draw:marker-end-width="0.252cm" svg:stroke-opacity="100%" svg:stroke-linecap="round" draw:fill="none" draw:opacity="60%" draw:textarea-horizontal-align="center" draw:textarea-vertical-align="middle" fo:padding-top="0.017cm" fo:padding-bottom="0.017cm" fo:padding-left="0.017cm" fo:padding-right="0.017cm" loext:decorative="false"/>
    </style:style>
    <style:style style:name="gr21" style:family="graphic" style:parent-style-name="objectwithoutfill">
      <style:graphic-properties draw:stroke="dash" draw:stroke-dash="Dash_20__28_Rounded_29_" svg:stroke-width="0.035cm" svg:stroke-color="#069a2e" draw:marker-start-width="0.252cm" draw:marker-end-width="0.252cm" svg:stroke-opacity="100%" svg:stroke-linecap="round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1.25cm" fo:min-width="0.859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28cm" svg:stroke-color="#000000" draw:marker-start-width="0.242cm" draw:marker-end="Extrémités_20_de_20_flèche_20_6" draw:marker-end-width="0.15cm" draw:fill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5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069cm" loext:decorative="false"/>
      <style:paragraph-properties style:writing-mode="lr-tb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stroke="none" svg:stroke-width="0.028cm" svg:stroke-color="#000000" draw:marker-start-width="0.242cm" draw:marker-end-width="0.242cm" draw:fill="solid" draw:fill-color="#729fcf" loext:fill-use-slide-background="false" draw:opacity="100%" draw:textarea-horizontal-align="justify" draw:textarea-vertical-align="middle" draw:auto-grow-height="false" fo:min-height="0.472cm" fo:min-width="0.122cm" fo:padding-top="0.014cm" fo:padding-bottom="0.014cm" fo:padding-left="0.014cm" fo:padding-right="0.014cm" loext:decorative="false"/>
    </style:style>
    <style:style style:name="gr28" style:family="graphic" style:parent-style-name="standard">
      <style:graphic-properties draw:stroke="none" svg:stroke-width="0.028cm" svg:stroke-color="#000000" draw:marker-start-width="0.242cm" draw:marker-end-width="0.242cm" draw:fill="solid" draw:fill-color="#3465a4" loext:fill-use-slide-background="false" draw:opacity="100%" draw:textarea-horizontal-align="justify" draw:textarea-vertical-align="middle" draw:auto-grow-height="false" fo:min-height="0.472cm" fo:min-width="0.122cm" fo:padding-top="0.014cm" fo:padding-bottom="0.014cm" fo:padding-left="0.014cm" fo:padding-right="0.014cm" loext:decorative="false"/>
    </style:style>
    <style:style style:name="gr29" style:family="graphic" style:parent-style-name="standard">
      <style:graphic-properties draw:stroke="none" svg:stroke-width="0.028cm" svg:stroke-color="#000000" draw:marker-start-width="0.242cm" draw:marker-end-width="0.242cm" draw:fill="solid" draw:fill-color="#77bc65" loext:fill-use-slide-background="false" draw:opacity="100%" draw:textarea-horizontal-align="justify" draw:textarea-vertical-align="middle" draw:auto-grow-height="false" fo:min-height="0.472cm" fo:min-width="0.122cm" fo:padding-top="0.014cm" fo:padding-bottom="0.014cm" fo:padding-left="0.014cm" fo:padding-right="0.014cm" loext:decorative="false"/>
    </style:style>
    <style:style style:name="gr30" style:family="graphic" style:parent-style-name="standard">
      <style:graphic-properties draw:stroke="none" svg:stroke-width="0.028cm" svg:stroke-color="#000000" draw:marker-start-width="0.242cm" draw:marker-end-width="0.242cm" draw:fill="solid" draw:fill-color="#168253" loext:fill-use-slide-background="false" draw:opacity="100%" draw:textarea-horizontal-align="justify" draw:textarea-vertical-align="middle" draw:auto-grow-height="false" fo:min-height="0.472cm" fo:min-width="0.122cm" fo:padding-top="0.014cm" fo:padding-bottom="0.014cm" fo:padding-left="0.014cm" fo:padding-right="0.014cm" loext:decorative="false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7bc65" draw:opacity="80%"/>
      <style:paragraph-properties fo:text-align="center"/>
    </style:style>
    <style:style style:name="P3" style:family="paragraph">
      <loext:graphic-properties draw:fill-color="#168253" draw:opacity="80%"/>
      <style:paragraph-properties fo:text-align="center"/>
    </style:style>
    <style:style style:name="P4" style:family="paragraph">
      <loext:graphic-properties draw:fill="solid" draw:fill-color="#729fcf" draw:opacity="80%"/>
      <style:paragraph-properties fo:text-align="center"/>
    </style:style>
    <style:style style:name="P5" style:family="paragraph">
      <loext:graphic-properties draw:fill-color="#3465a4" draw:opacity="80%"/>
      <style:paragraph-properties fo:text-align="center"/>
    </style:style>
    <style:style style:name="P6" style:family="paragraph">
      <loext:graphic-properties draw:fill="none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666666" loext:opacity="100%" style:font-name="Arial" fo:font-size="8pt" fo:font-style="normal" style:font-size-asian="8pt" style:font-style-asian="normal" style:font-size-complex="8pt" style:font-style-complex="normal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opacity="60%"/>
      <style:paragraph-properties fo:text-align="center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/>
      <style:text-properties fo:color="#069a2e" loext:opacity="100%" style:font-name="Arial" fo:font-size="8pt" fo:font-style="normal" style:font-size-asian="8pt" style:font-style-asian="normal" style:font-size-complex="8pt" style:font-style-complex="normal"/>
    </style:style>
    <style:style style:name="P13" style:family="paragraph">
      <loext:graphic-properties draw:fill="none" draw:fill-color="#ffffff"/>
      <style:text-properties fo:color="#666666" loext:opacity="100%" style:font-name="Arial" fo:font-size="8pt" style:font-size-asian="8pt" style:font-size-complex="8pt"/>
    </style:style>
    <style:style style:name="P14" style:family="paragraph">
      <loext:graphic-properties draw:fill="solid" draw:fill-color="#729fcf" draw:opacity="100%"/>
      <style:paragraph-properties fo:text-align="center"/>
    </style:style>
    <style:style style:name="P15" style:family="paragraph">
      <loext:graphic-properties draw:fill="solid" draw:fill-color="#3465a4" draw:opacity="100%"/>
      <style:paragraph-properties fo:text-align="center"/>
    </style:style>
    <style:style style:name="P16" style:family="paragraph">
      <loext:graphic-properties draw:fill="solid" draw:fill-color="#77bc65" draw:opacity="100%"/>
      <style:paragraph-properties fo:text-align="center"/>
    </style:style>
    <style:style style:name="P17" style:family="paragraph">
      <loext:graphic-properties draw:fill="solid" draw:fill-color="#168253" draw:opacity="100%"/>
      <style:paragraph-properties fo:text-align="center"/>
    </style:style>
    <style:style style:name="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style:font-name="Arial" fo:font-size="8pt" fo:font-style="normal" style:font-size-asian="8pt" style:font-style-asian="normal" style:font-size-complex="8pt" style:font-style-complex="normal"/>
    </style:style>
    <style:style style:name="T4" style:family="text">
      <style:text-properties fo:color="#069a2e" loext:opacity="100%" style:font-name="Arial" fo:font-size="8pt" fo:font-style="normal" style:font-size-asian="8pt" style:font-style-asian="normal" style:font-size-complex="8pt" style:font-style-complex="normal"/>
    </style:style>
    <style:style style:name="T5" style:family="text">
      <style:text-properties fo:color="#666666" loext:opacity="100%"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963cm" svg:y1="1.65cm" svg:x2="14.964cm" svg:y2="2.4cm">
          <text:p/>
        </draw:line>
        <draw:line draw:style-name="gr2" draw:text-style-name="P1" draw:layer="layout" svg:x1="15.5cm" svg:y1="4.1cm" svg:x2="15.498cm" svg:y2="2.888cm">
          <text:p/>
        </draw:line>
        <draw:line draw:style-name="gr3" draw:text-style-name="P1" draw:layer="layout" svg:x1="0.7cm" svg:y1="4.402cm" svg:x2="0.7cm" svg:y2="1.402cm">
          <text:p/>
        </draw:line>
        <draw:line draw:style-name="gr3" draw:text-style-name="P1" draw:layer="layout" svg:x1="0.7cm" svg:y1="4.402cm" svg:x2="3.749cm" svg:y2="4.402cm">
          <text:p/>
        </draw:line>
        <draw:g draw:style-name="gr4">
          <draw:line draw:style-name="gr5" draw:text-style-name="P1" draw:layer="layout" svg:x1="1.841cm" svg:y1="2.645cm" svg:x2="0.712cm" svg:y2="4.129cm">
            <text:p/>
          </draw:line>
          <draw:line draw:style-name="gr6" draw:text-style-name="P1" draw:layer="layout" svg:x1="2.611cm" svg:y1="1.649cm" svg:x2="1.841cm" svg:y2="2.645cm">
            <text:p/>
          </draw:line>
        </draw:g>
        <draw:path draw:style-name="gr7" draw:text-style-name="P1" draw:layer="layout" svg:width="1.766cm" svg:height="0.962cm" draw:transform="skewX (0.354999969855647) rotate (0.896750169674686) translate (1.84052398570099cm 2.64464457130806cm)" svg:viewBox="0 0 1767 963" svg:d="M0 0c956 0 1767 963 1767 963">
          <text:p/>
        </draw:path>
        <draw:line draw:style-name="gr8" draw:text-style-name="P1" draw:layer="layout" svg:x1="1.841cm" svg:y1="2.645cm" svg:x2="1.837cm" svg:y2="4.376cm">
          <text:p/>
        </draw:line>
        <draw:line draw:style-name="gr7" draw:text-style-name="P1" draw:layer="layout" svg:x1="6.241cm" svg:y1="3.888cm" svg:x2="7.284cm" svg:y2="2.391cm">
          <text:p/>
        </draw:line>
        <draw:line draw:style-name="gr3" draw:text-style-name="P1" draw:layer="layout" svg:x1="5.2cm" svg:y1="4.4cm" svg:x2="5.2cm" svg:y2="1.4cm">
          <text:p/>
        </draw:line>
        <draw:line draw:style-name="gr3" draw:text-style-name="P1" draw:layer="layout" svg:x1="5.2cm" svg:y1="4.4cm" svg:x2="8.25cm" svg:y2="4.4cm">
          <text:p/>
        </draw:line>
        <draw:g draw:style-name="gr4">
          <draw:line draw:style-name="gr5" draw:text-style-name="P1" draw:layer="layout" svg:x1="8.11cm" svg:y1="2.936cm" svg:x2="6.91cm" svg:y2="2.936cm">
            <text:p/>
          </draw:line>
        </draw:g>
        <draw:g draw:style-name="gr4">
          <draw:line draw:style-name="gr5" draw:text-style-name="P1" draw:layer="layout" svg:x1="6.248cm" svg:y1="3.878cm" svg:x2="5.212cm" svg:y2="3.878cm">
            <text:p/>
          </draw:line>
        </draw:g>
        <draw:line draw:style-name="gr5" draw:text-style-name="P1" draw:layer="layout" svg:x1="6.241cm" svg:y1="3.887cm" svg:x2="6.912cm" svg:y2="2.927cm">
          <text:p/>
        </draw:line>
        <draw:g draw:style-name="gr4">
          <draw:line draw:style-name="gr7" draw:text-style-name="P1" draw:layer="layout" svg:x1="8.083cm" svg:y1="2.391cm" svg:x2="7.283cm" svg:y2="2.391cm">
            <text:p/>
          </draw:line>
        </draw:g>
        <draw:g draw:style-name="gr4">
          <draw:line draw:style-name="gr9" draw:text-style-name="P1" draw:layer="layout" svg:x1="7.256cm" svg:y1="2.391cm" svg:x2="5.212cm" svg:y2="2.391cm">
            <text:p/>
          </draw:line>
        </draw:g>
        <draw:g draw:style-name="gr4">
          <draw:line draw:style-name="gr1" draw:text-style-name="P1" draw:layer="layout" svg:x1="6.911cm" svg:y1="2.936cm" svg:x2="5.212cm" svg:y2="2.936cm">
            <text:p/>
          </draw:line>
        </draw:g>
        <draw:line draw:style-name="gr7" draw:text-style-name="P1" draw:layer="layout" svg:x1="15.516cm" svg:y1="2.888cm" svg:x2="17.355cm" svg:y2="1.896cm">
          <text:p/>
        </draw:line>
        <draw:line draw:style-name="gr3" draw:text-style-name="P1" draw:layer="layout" svg:x1="14.4cm" svg:y1="4.401cm" svg:x2="17.45cm" svg:y2="4.401cm">
          <text:p/>
        </draw:line>
        <draw:line draw:style-name="gr10" draw:text-style-name="P1" draw:layer="layout" svg:x1="14.413cm" svg:y1="3.88cm" svg:x2="15.517cm" svg:y2="2.888cm">
          <text:p/>
        </draw:line>
        <draw:line draw:style-name="gr11" draw:text-style-name="P1" draw:layer="layout" svg:x1="14.413cm" svg:y1="3.88cm" svg:x2="14.965cm" svg:y2="2.392cm">
          <text:p/>
        </draw:line>
        <draw:line draw:style-name="gr12" draw:text-style-name="P1" draw:layer="layout" svg:x1="17.355cm" svg:y1="1.896cm" svg:x2="14.964cm" svg:y2="2.392cm">
          <text:p/>
        </draw:line>
        <draw:custom-shape draw:style-name="gr13" draw:text-style-name="P2" draw:layer="layout" svg:width="1.1cm" svg:height="0.1cm" svg:x="14.4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9cm" svg:height="0.1cm" svg:x="15.5cm" svg:y="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563cm" svg:height="0.1cm" svg:x="14.4cm" svg:y="1.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437cm" svg:height="0.1cm" svg:x="14.963cm" svg:y="1.6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4cm" svg:y1="4.401cm" svg:x2="14.4cm" svg:y2="1.401cm">
          <text:p/>
        </draw:line>
        <draw:frame draw:style-name="gr17" draw:text-style-name="P6" draw:layer="layout" svg:width="4.55cm" svg:height="1.039cm" svg:x="0.3cm" svg:y="0cm">
          <draw:text-box>
            <text:p><text:span text:style-name="T1">a.</text:span><text:span text:style-name="T2"> Assumed functional </text:span></text:p>
            <text:p><text:span text:style-name="T2">forms can be misleading</text:span></text:p>
          </draw:text-box>
        </draw:frame>
        <draw:frame draw:style-name="gr17" draw:text-style-name="P6" draw:layer="layout" svg:width="3.7cm" svg:height="1.039cm" svg:x="4.8cm" svg:y="0.002cm">
          <draw:text-box>
            <text:p><text:span text:style-name="T1">b.</text:span><text:span text:style-name="T2"> Parameter values </text:span></text:p>
            <text:p><text:span text:style-name="T2">can be wrong</text:span></text:p>
          </draw:text-box>
        </draw:frame>
        <draw:frame draw:style-name="gr17" draw:text-style-name="P6" draw:layer="layout" svg:width="3.5cm" svg:height="1.039cm" svg:x="14cm" svg:y="0.003cm">
          <draw:text-box>
            <text:p><text:span text:style-name="T1">d.</text:span><text:span text:style-name="T2"> Parameters can be non-identifiable</text:span></text:p>
          </draw:text-box>
        </draw:frame>
        <draw:frame draw:style-name="gr18" draw:text-style-name="P8" draw:layer="layout" svg:width="2.9cm" svg:height="0.569cm" svg:x="0.7cm" svg:y="4.338cm">
          <draw:text-box>
            <text:p text:style-name="P7"><text:span text:style-name="T3">Environment</text:span></text:p>
          </draw:text-box>
        </draw:frame>
        <draw:frame draw:style-name="gr18" draw:text-style-name="P8" draw:layer="layout" svg:width="2.9cm" svg:height="0.569cm" draw:transform="rotate (1.5707963267949) translate (0.131cm 4.338cm)">
          <draw:text-box>
            <text:p text:style-name="P7"><text:span text:style-name="T3">Trait / process</text:span></text:p>
          </draw:text-box>
        </draw:frame>
        <draw:frame draw:style-name="gr18" draw:text-style-name="P8" draw:layer="layout" svg:width="2.9cm" svg:height="0.569cm" svg:x="14.4cm" svg:y="4.339cm">
          <draw:text-box>
            <text:p text:style-name="P7"><text:span text:style-name="T3">Time</text:span></text:p>
          </draw:text-box>
        </draw:frame>
        <draw:g draw:style-name="gr4">
          <draw:line draw:style-name="gr19" draw:text-style-name="P9" draw:layer="layout" svg:x1="10.753cm" svg:y1="3.755cm" svg:x2="9.483cm" svg:y2="5.251cm">
            <text:p/>
          </draw:line>
        </draw:g>
        <draw:path draw:style-name="gr19" draw:text-style-name="P9" draw:layer="layout" svg:width="1.859cm" svg:height="1.035cm" draw:transform="skewX (0.246964089157198) rotate (0.842819495788062) translate (10.7524271720316cm 3.75499998166201cm)" svg:viewBox="0 0 1860 1036" svg:d="M0 0c1009 0 1860 1036 1860 1036">
          <text:p/>
        </draw:path>
        <draw:g draw:style-name="gr4">
          <draw:line draw:style-name="gr20" draw:text-style-name="P10" draw:layer="layout" svg:x1="10.752cm" svg:y1="3.355cm" svg:x2="9.288cm" svg:y2="5.401cm">
            <text:p/>
          </draw:line>
        </draw:g>
        <draw:path draw:style-name="gr20" draw:text-style-name="P10" draw:layer="layout" svg:width="2.18cm" svg:height="1.142cm" draw:transform="skewX (0.484677933278825) rotate (0.967610537305656) translate (10.7524271732987cm 3.35499997869374cm)" svg:viewBox="0 0 2181 1143" svg:d="M0 0c1185 0 2181 1143 2181 1143">
          <text:p/>
        </draw:path>
        <draw:g draw:style-name="gr4">
          <draw:line draw:style-name="gr5" draw:text-style-name="P1" draw:layer="layout" svg:x1="10.752cm" svg:y1="2.455cm" svg:x2="9.288cm" svg:y2="5.151cm">
            <text:p/>
          </draw:line>
        </draw:g>
        <draw:path draw:style-name="gr12" draw:text-style-name="P1" draw:layer="layout" svg:width="2.399cm" svg:height="1.187cm" draw:transform="skewX (0.599869663910451) rotate (1.02799892942466) translate (10.7524271520415cm 2.45499992894975cm)" svg:viewBox="0 0 2400 1188" svg:d="M0 0c1301 0 2400 1188 2400 1188">
          <text:p/>
        </draw:path>
        <draw:g draw:style-name="gr4">
          <draw:line draw:style-name="gr21" draw:text-style-name="P1" draw:layer="layout" svg:x1="10.752cm" svg:y1="2.855cm" svg:x2="9.094cm" svg:y2="5.651cm">
            <text:p/>
          </draw:line>
        </draw:g>
        <draw:path draw:style-name="gr21" draw:text-style-name="P1" draw:layer="layout" svg:width="2.399cm" svg:height="1.187cm" draw:transform="skewX (0.599869663910451) rotate (1.02799892942466) translate (10.7524271520415cm 2.85499992894975cm)" svg:viewBox="0 0 2400 1188" svg:d="M0 0c1301 0 2400 1188 2400 1188">
          <text:p/>
        </draw:path>
        <draw:custom-shape draw:style-name="gr22" draw:text-style-name="P11" draw:layer="layout" svg:width="1.359cm" svg:height="1.5cm" svg:x="8.9cm" svg:y="4.4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cm" svg:y1="4.401cm" svg:x2="9.5cm" svg:y2="1.401cm">
          <text:p/>
        </draw:line>
        <draw:line draw:style-name="gr3" draw:text-style-name="P1" draw:layer="layout" svg:x1="9.5cm" svg:y1="4.401cm" svg:x2="12.549cm" svg:y2="4.401cm">
          <text:p/>
        </draw:line>
        <draw:line draw:style-name="gr23" draw:text-style-name="P1" draw:layer="layout" svg:x1="12.75cm" svg:y1="1.651cm" svg:x2="12.75cm" svg:y2="3.401cm">
          <text:p/>
        </draw:line>
        <draw:frame draw:style-name="gr24" draw:text-style-name="P12" draw:layer="layout" svg:width="2.6cm" svg:height="0.705cm" draw:transform="rotate (-1.5707963267949) translate (13.455cm 1.251cm)">
          <draw:text-box>
            <text:p text:style-name="P7"><text:span text:style-name="T4">Missing process</text:span></text:p>
          </draw:text-box>
        </draw:frame>
        <draw:frame draw:style-name="gr17" draw:text-style-name="P6" draw:layer="layout" svg:width="4.35cm" svg:height="1.039cm" svg:x="9.1cm" svg:y="0.002cm">
          <draw:text-box>
            <text:p><text:span text:style-name="T1">c.</text:span><text:span text:style-name="T2"> Key processes </text:span></text:p>
            <text:p><text:span text:style-name="T2">can be missing</text:span></text:p>
          </draw:text-box>
        </draw:frame>
        <draw:line draw:style-name="gr5" draw:text-style-name="P1" draw:layer="layout" svg:x1="1.909cm" svg:y1="5.45cm" svg:x2="2.409cm" svg:y2="5.45cm">
          <text:p/>
        </draw:line>
        <draw:frame draw:style-name="gr25" draw:text-style-name="P13" draw:layer="layout" svg:width="2.85cm" svg:height="0.569cm" svg:x="2.309cm" svg:y="5.175cm">
          <draw:text-box>
            <text:p><text:span text:style-name="T5">Initial experiment</text:span></text:p>
          </draw:text-box>
        </draw:frame>
        <draw:line draw:style-name="gr7" draw:text-style-name="P1" draw:layer="layout" svg:x1="5.1cm" svg:y1="5.43cm" svg:x2="5.6cm" svg:y2="5.43cm">
          <text:p/>
        </draw:line>
        <draw:frame draw:style-name="gr25" draw:text-style-name="P13" draw:layer="layout" svg:width="2.85cm" svg:height="0.569cm" svg:x="5.5cm" svg:y="5.156cm">
          <draw:text-box>
            <text:p><text:span text:style-name="T5">New data</text:span></text:p>
          </draw:text-box>
        </draw:frame>
        <draw:g draw:style-name="gr26">
          <draw:custom-shape draw:style-name="gr27" draw:text-style-name="P14" draw:layer="layout" svg:width="0.15cm" svg:height="0.5cm" svg:x="15.1cm" svg:y="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5" draw:layer="layout" svg:width="0.15cm" svg:height="0.5cm" svg:x="15.25cm" svg:y="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6">
          <draw:custom-shape draw:style-name="gr29" draw:text-style-name="P16" draw:layer="layout" svg:width="0.15cm" svg:height="0.5cm" svg:x="15.5cm" svg:y="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7" draw:layer="layout" svg:width="0.15cm" svg:height="0.5cm" svg:x="15.65cm" svg:y="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1" draw:text-style-name="P13" draw:layer="layout" svg:width="1.8cm" svg:height="0.887cm" svg:x="15.8cm" svg:y="4.898cm">
          <draw:text-box>
            <text:p><text:span text:style-name="T5">2-phase process</text:span></text:p>
          </draw:text-box>
        </draw:frame>
        <draw:frame draw:style-name="gr24" draw:text-style-name="P12" draw:layer="layout" svg:width="2.6cm" svg:height="0.705cm" svg:x="5.1cm" svg:y="1.75cm">
          <draw:text-box>
            <text:p text:style-name="P7"><text:span text:style-name="T4">New max.</text:span></text:p>
          </draw:text-box>
        </draw:frame>
      </draw:page>
      <draw:page draw:name="page2" draw:style-name="dp1" draw:master-page-name="Standard">
        <draw:line draw:style-name="gr1" draw:text-style-name="P1" draw:layer="layout" svg:x1="14.963cm" svg:y1="1.65cm" svg:x2="14.964cm" svg:y2="2.4cm">
          <text:p/>
        </draw:line>
        <draw:line draw:style-name="gr2" draw:text-style-name="P1" draw:layer="layout" svg:x1="15.5cm" svg:y1="4.1cm" svg:x2="15.498cm" svg:y2="2.888cm">
          <text:p/>
        </draw:line>
        <draw:line draw:style-name="gr3" draw:text-style-name="P1" draw:layer="layout" svg:x1="0.7cm" svg:y1="4.402cm" svg:x2="0.7cm" svg:y2="1.402cm">
          <text:p/>
        </draw:line>
        <draw:line draw:style-name="gr3" draw:text-style-name="P1" draw:layer="layout" svg:x1="0.7cm" svg:y1="4.402cm" svg:x2="3.749cm" svg:y2="4.402cm">
          <text:p/>
        </draw:line>
        <draw:g draw:style-name="gr4">
          <draw:line draw:style-name="gr5" draw:text-style-name="P1" draw:layer="layout" svg:x1="1.841cm" svg:y1="2.645cm" svg:x2="0.712cm" svg:y2="4.129cm">
            <text:p/>
          </draw:line>
          <draw:line draw:style-name="gr6" draw:text-style-name="P1" draw:layer="layout" svg:x1="2.611cm" svg:y1="1.649cm" svg:x2="1.841cm" svg:y2="2.645cm">
            <text:p/>
          </draw:line>
        </draw:g>
        <draw:path draw:style-name="gr7" draw:text-style-name="P1" draw:layer="layout" svg:width="1.766cm" svg:height="0.962cm" draw:transform="skewX (0.354999969855647) rotate (0.896750169674686) translate (1.84052398570099cm 2.64464457130806cm)" svg:viewBox="0 0 1767 963" svg:d="M0 0c956 0 1767 963 1767 963">
          <text:p/>
        </draw:path>
        <draw:line draw:style-name="gr8" draw:text-style-name="P1" draw:layer="layout" svg:x1="1.841cm" svg:y1="2.645cm" svg:x2="1.837cm" svg:y2="4.376cm">
          <text:p/>
        </draw:line>
        <draw:line draw:style-name="gr7" draw:text-style-name="P1" draw:layer="layout" svg:x1="6.241cm" svg:y1="3.888cm" svg:x2="7.284cm" svg:y2="2.391cm">
          <text:p/>
        </draw:line>
        <draw:line draw:style-name="gr3" draw:text-style-name="P1" draw:layer="layout" svg:x1="5.2cm" svg:y1="4.4cm" svg:x2="5.2cm" svg:y2="1.4cm">
          <text:p/>
        </draw:line>
        <draw:line draw:style-name="gr3" draw:text-style-name="P1" draw:layer="layout" svg:x1="5.2cm" svg:y1="4.4cm" svg:x2="8.25cm" svg:y2="4.4cm">
          <text:p/>
        </draw:line>
        <draw:g draw:style-name="gr4">
          <draw:line draw:style-name="gr5" draw:text-style-name="P1" draw:layer="layout" svg:x1="8.11cm" svg:y1="2.936cm" svg:x2="6.91cm" svg:y2="2.936cm">
            <text:p/>
          </draw:line>
        </draw:g>
        <draw:g draw:style-name="gr4">
          <draw:line draw:style-name="gr5" draw:text-style-name="P1" draw:layer="layout" svg:x1="6.248cm" svg:y1="3.878cm" svg:x2="5.212cm" svg:y2="3.878cm">
            <text:p/>
          </draw:line>
        </draw:g>
        <draw:line draw:style-name="gr5" draw:text-style-name="P1" draw:layer="layout" svg:x1="6.241cm" svg:y1="3.887cm" svg:x2="6.912cm" svg:y2="2.927cm">
          <text:p/>
        </draw:line>
        <draw:g draw:style-name="gr4">
          <draw:line draw:style-name="gr7" draw:text-style-name="P1" draw:layer="layout" svg:x1="8.083cm" svg:y1="2.391cm" svg:x2="7.283cm" svg:y2="2.391cm">
            <text:p/>
          </draw:line>
        </draw:g>
        <draw:g draw:style-name="gr4">
          <draw:line draw:style-name="gr9" draw:text-style-name="P1" draw:layer="layout" svg:x1="7.256cm" svg:y1="2.391cm" svg:x2="5.212cm" svg:y2="2.391cm">
            <text:p/>
          </draw:line>
        </draw:g>
        <draw:g draw:style-name="gr4">
          <draw:line draw:style-name="gr1" draw:text-style-name="P1" draw:layer="layout" svg:x1="6.911cm" svg:y1="2.936cm" svg:x2="5.212cm" svg:y2="2.936cm">
            <text:p/>
          </draw:line>
        </draw:g>
        <draw:line draw:style-name="gr7" draw:text-style-name="P1" draw:layer="layout" svg:x1="15.516cm" svg:y1="2.888cm" svg:x2="17.355cm" svg:y2="1.896cm">
          <text:p/>
        </draw:line>
        <draw:line draw:style-name="gr3" draw:text-style-name="P1" draw:layer="layout" svg:x1="14.4cm" svg:y1="4.401cm" svg:x2="17.45cm" svg:y2="4.401cm">
          <text:p/>
        </draw:line>
        <draw:line draw:style-name="gr10" draw:text-style-name="P1" draw:layer="layout" svg:x1="14.413cm" svg:y1="3.88cm" svg:x2="15.517cm" svg:y2="2.888cm">
          <text:p/>
        </draw:line>
        <draw:line draw:style-name="gr11" draw:text-style-name="P1" draw:layer="layout" svg:x1="14.413cm" svg:y1="3.88cm" svg:x2="14.965cm" svg:y2="2.392cm">
          <text:p/>
        </draw:line>
        <draw:line draw:style-name="gr12" draw:text-style-name="P1" draw:layer="layout" svg:x1="17.355cm" svg:y1="1.896cm" svg:x2="14.964cm" svg:y2="2.392cm">
          <text:p/>
        </draw:line>
        <draw:custom-shape draw:style-name="gr13" draw:text-style-name="P2" draw:layer="layout" svg:width="1.1cm" svg:height="0.1cm" svg:x="14.4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9cm" svg:height="0.1cm" svg:x="15.5cm" svg:y="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563cm" svg:height="0.1cm" svg:x="14.4cm" svg:y="1.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437cm" svg:height="0.1cm" svg:x="14.963cm" svg:y="1.6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4cm" svg:y1="4.401cm" svg:x2="14.4cm" svg:y2="1.401cm">
          <text:p/>
        </draw:line>
        <draw:frame draw:style-name="gr32" draw:text-style-name="P6" draw:layer="layout" svg:width="4.95cm" svg:height="1.433cm" svg:x="0.1cm" svg:y="0cm">
          <draw:text-box>
            <text:p><text:span text:style-name="T1">a.</text:span><text:span text:style-name="T2"> <text:s/>Mauvaise représentation mathématique</text:span></text:p>
          </draw:text-box>
        </draw:frame>
        <draw:frame draw:style-name="gr17" draw:text-style-name="P6" draw:layer="layout" svg:width="3.7cm" svg:height="1.039cm" svg:x="4.9cm" svg:y="0.002cm">
          <draw:text-box>
            <text:p><text:span text:style-name="T1">b.</text:span><text:span text:style-name="T2"> Valeur de paramètre fausse</text:span></text:p>
          </draw:text-box>
        </draw:frame>
        <draw:frame draw:style-name="gr17" draw:text-style-name="P6" draw:layer="layout" svg:width="3.5cm" svg:height="1.039cm" svg:x="14cm" svg:y="0.003cm">
          <draw:text-box>
            <text:p><text:span text:style-name="T1">d.</text:span><text:span text:style-name="T2"> Compensation entre 2 processus</text:span></text:p>
          </draw:text-box>
        </draw:frame>
        <draw:frame draw:style-name="gr18" draw:text-style-name="P8" draw:layer="layout" svg:width="2.9cm" svg:height="0.569cm" svg:x="0.7cm" svg:y="4.338cm">
          <draw:text-box>
            <text:p text:style-name="P7"><text:span text:style-name="T3">Environment</text:span></text:p>
          </draw:text-box>
        </draw:frame>
        <draw:frame draw:style-name="gr18" draw:text-style-name="P8" draw:layer="layout" svg:width="2.9cm" svg:height="0.569cm" draw:transform="rotate (1.5707963267949) translate (0.131cm 4.338cm)">
          <draw:text-box>
            <text:p text:style-name="P7"><text:span text:style-name="T3">Trait / processus</text:span></text:p>
          </draw:text-box>
        </draw:frame>
        <draw:frame draw:style-name="gr18" draw:text-style-name="P8" draw:layer="layout" svg:width="2.9cm" svg:height="0.569cm" svg:x="14.4cm" svg:y="4.339cm">
          <draw:text-box>
            <text:p text:style-name="P7"><text:span text:style-name="T3">Temps</text:span></text:p>
          </draw:text-box>
        </draw:frame>
        <draw:g draw:style-name="gr4">
          <draw:line draw:style-name="gr19" draw:text-style-name="P9" draw:layer="layout" svg:x1="10.753cm" svg:y1="3.755cm" svg:x2="9.483cm" svg:y2="5.251cm">
            <text:p/>
          </draw:line>
        </draw:g>
        <draw:path draw:style-name="gr19" draw:text-style-name="P9" draw:layer="layout" svg:width="1.859cm" svg:height="1.035cm" draw:transform="skewX (0.246964089157198) rotate (0.842819495788062) translate (10.7524271720316cm 3.75499998166201cm)" svg:viewBox="0 0 1860 1036" svg:d="M0 0c1009 0 1860 1036 1860 1036">
          <text:p/>
        </draw:path>
        <draw:g draw:style-name="gr4">
          <draw:line draw:style-name="gr20" draw:text-style-name="P10" draw:layer="layout" svg:x1="10.752cm" svg:y1="3.355cm" svg:x2="9.288cm" svg:y2="5.401cm">
            <text:p/>
          </draw:line>
        </draw:g>
        <draw:path draw:style-name="gr20" draw:text-style-name="P10" draw:layer="layout" svg:width="2.18cm" svg:height="1.142cm" draw:transform="skewX (0.484677933278825) rotate (0.967610537305656) translate (10.7524271732987cm 3.35499997869374cm)" svg:viewBox="0 0 2181 1143" svg:d="M0 0c1185 0 2181 1143 2181 1143">
          <text:p/>
        </draw:path>
        <draw:g draw:style-name="gr4">
          <draw:line draw:style-name="gr5" draw:text-style-name="P1" draw:layer="layout" svg:x1="10.752cm" svg:y1="2.455cm" svg:x2="9.288cm" svg:y2="5.151cm">
            <text:p/>
          </draw:line>
        </draw:g>
        <draw:path draw:style-name="gr12" draw:text-style-name="P1" draw:layer="layout" svg:width="2.399cm" svg:height="1.187cm" draw:transform="skewX (0.599869663910451) rotate (1.02799892942466) translate (10.7524271520415cm 2.45499992894975cm)" svg:viewBox="0 0 2400 1188" svg:d="M0 0c1301 0 2400 1188 2400 1188">
          <text:p/>
        </draw:path>
        <draw:g draw:style-name="gr4">
          <draw:line draw:style-name="gr21" draw:text-style-name="P1" draw:layer="layout" svg:x1="10.752cm" svg:y1="2.855cm" svg:x2="9.094cm" svg:y2="5.651cm">
            <text:p/>
          </draw:line>
        </draw:g>
        <draw:path draw:style-name="gr21" draw:text-style-name="P1" draw:layer="layout" svg:width="2.399cm" svg:height="1.187cm" draw:transform="skewX (0.599869663910451) rotate (1.02799892942466) translate (10.7524271520415cm 2.85499992894975cm)" svg:viewBox="0 0 2400 1188" svg:d="M0 0c1301 0 2400 1188 2400 1188">
          <text:p/>
        </draw:path>
        <draw:custom-shape draw:style-name="gr22" draw:text-style-name="P11" draw:layer="layout" svg:width="1.359cm" svg:height="1.5cm" svg:x="8.9cm" svg:y="4.4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cm" svg:y1="4.401cm" svg:x2="9.5cm" svg:y2="1.401cm">
          <text:p/>
        </draw:line>
        <draw:line draw:style-name="gr3" draw:text-style-name="P1" draw:layer="layout" svg:x1="9.5cm" svg:y1="4.401cm" svg:x2="12.549cm" svg:y2="4.401cm">
          <text:p/>
        </draw:line>
        <draw:line draw:style-name="gr23" draw:text-style-name="P1" draw:layer="layout" svg:x1="12.75cm" svg:y1="1.651cm" svg:x2="12.75cm" svg:y2="3.401cm">
          <text:p/>
        </draw:line>
        <draw:frame draw:style-name="gr31" draw:text-style-name="P12" draw:layer="layout" svg:width="3.249cm" svg:height="0.887cm" draw:transform="rotate (-1.5707963267949) translate (13.546cm 0.951cm)">
          <draw:text-box>
            <text:p text:style-name="P7"><text:span text:style-name="T4">Procesus manquant</text:span></text:p>
          </draw:text-box>
        </draw:frame>
        <draw:frame draw:style-name="gr17" draw:text-style-name="P6" draw:layer="layout" svg:width="4.35cm" svg:height="1.039cm" svg:x="9.1cm" svg:y="0.002cm">
          <draw:text-box>
            <text:p><text:span text:style-name="T1">c.</text:span><text:span text:style-name="T2"> Processus important manquant</text:span></text:p>
          </draw:text-box>
        </draw:frame>
        <draw:line draw:style-name="gr5" draw:text-style-name="P1" draw:layer="layout" svg:x1="1.909cm" svg:y1="5.45cm" svg:x2="2.409cm" svg:y2="5.45cm">
          <text:p/>
        </draw:line>
        <draw:frame draw:style-name="gr25" draw:text-style-name="P13" draw:layer="layout" svg:width="2.85cm" svg:height="0.569cm" svg:x="2.309cm" svg:y="5.175cm">
          <draw:text-box>
            <text:p><text:span text:style-name="T5">Données initiales</text:span></text:p>
          </draw:text-box>
        </draw:frame>
        <draw:line draw:style-name="gr7" draw:text-style-name="P1" draw:layer="layout" svg:x1="5.1cm" svg:y1="5.43cm" svg:x2="5.6cm" svg:y2="5.43cm">
          <text:p/>
        </draw:line>
        <draw:frame draw:style-name="gr25" draw:text-style-name="P13" draw:layer="layout" svg:width="2.85cm" svg:height="0.887cm" svg:x="5.5cm" svg:y="4.997cm">
          <draw:text-box>
            <text:p><text:span text:style-name="T5">Nouvelles données</text:span></text:p>
          </draw:text-box>
        </draw:frame>
        <draw:g draw:style-name="gr26">
          <draw:custom-shape draw:style-name="gr27" draw:text-style-name="P14" draw:layer="layout" svg:width="0.15cm" svg:height="0.5cm" svg:x="14.7cm" svg:y="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5" draw:layer="layout" svg:width="0.15cm" svg:height="0.5cm" svg:x="14.85cm" svg:y="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6">
          <draw:custom-shape draw:style-name="gr29" draw:text-style-name="P16" draw:layer="layout" svg:width="0.15cm" svg:height="0.5cm" svg:x="15.1cm" svg:y="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7" draw:layer="layout" svg:width="0.15cm" svg:height="0.5cm" svg:x="15.25cm" svg:y="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3" draw:text-style-name="P13" draw:layer="layout" svg:width="2.2cm" svg:height="1.205cm" svg:x="15.4cm" svg:y="4.739cm">
          <draw:text-box>
            <text:p><text:span text:style-name="T5">Processus à 2 phases</text:span></text:p>
          </draw:text-box>
        </draw:frame>
        <draw:frame draw:style-name="gr24" draw:text-style-name="P12" draw:layer="layout" svg:width="2.6cm" svg:height="0.705cm" svg:x="5.1cm" svg:y="1.75cm">
          <draw:text-box>
            <text:p text:style-name="P7"><text:span text:style-name="T4">Nouveau max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6" draw:display-name="Extrémités de flèche 6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6-28T15:32:24.659000000</meta:creation-date>
    <dc:date>2024-07-13T19:14:36.172000000</dc:date>
    <dc:creator>Victor Van der Meersch</dc:creator>
    <meta:editing-duration>PT5H3M14S</meta:editing-duration>
    <meta:editing-cycles>17</meta:editing-cycles>
    <meta:generator>LibreOffice/24.2.0.3$Windows_X86_64 LibreOffice_project/da48488a73ddd66ea24cf16bbc4f7b9c08e9bea1</meta:generator>
    <meta:print-date>2024-07-13T18:12:15.394000000</meta:print-date>
    <meta:printed-by>Fichiers PDF: Victor Van der Meersch</meta:printed-by>
    <meta:document-statistic meta:object-count="138"/>
  </office:meta>
</office:document-meta>
</file>